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cm" fo:min-width="0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margin-left="0cm" fo:margin-right="0cm" fo:text-align="center" fo:text-indent="0cm"/>
      <style:text-properties fo:font-style="normal" style:font-style-asian="normal" style:font-style-complex="normal"/>
    </style:style>
    <style:style style:name="P8" style:family="paragraph">
      <style:paragraph-properties fo:margin-left="0cm" fo:margin-right="0cm" fo:text-align="center" fo:text-indent="0cm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5cm" svg:height="1.5cm" svg:x="1.5cm" svg:y="1.5cm">
          <text:p text:style-name="P1"><text:span text:style-name="T1">Client</text:span></text:p>
          <text:p text:style-name="P1"><text:span text:style-name="T1">Brow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.5cm" svg:height="1.5cm" svg:x="6.5cm" svg:y="1.5cm">
          <text:p text:style-name="P1"><text:span text:style-name="T1">Websit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2" draw:text-style-name="P4" draw:layer="layout" svg:x1="3.7cm" svg:y1="3cm" svg:x2="3.7cm" svg:y2="9.5cm">
          <text:p text:style-name="P9"/>
        </draw:line>
        <draw:line draw:style-name="gr2" draw:text-style-name="P4" draw:layer="layout" svg:x1="8.7cm" svg:y1="3cm" svg:x2="8.7cm" svg:y2="9.5cm">
          <text:p text:style-name="P9"/>
        </draw:line>
        <draw:line draw:style-name="gr3" draw:text-style-name="P2" draw:layer="layout" svg:x1="3.7cm" svg:y1="3.7cm" svg:x2="8.7cm" svg:y2="3.7cm">
          <text:p text:style-name="P9"/>
        </draw:line>
        <draw:line draw:style-name="gr4" draw:text-style-name="P4" draw:layer="layout" svg:x1="8.7cm" svg:y1="4.5cm" svg:x2="3.7cm" svg:y2="4.5cm">
          <text:p text:style-name="P9"/>
        </draw:line>
        <draw:line draw:style-name="gr4" draw:text-style-name="P4" draw:layer="layout" svg:x1="3.7cm" svg:y1="5.5cm" svg:x2="8.7cm" svg:y2="5.5cm">
          <text:p text:style-name="P9"/>
        </draw:line>
        <draw:line draw:style-name="gr4" draw:text-style-name="P4" draw:layer="layout" svg:x1="8.7cm" svg:y1="7cm" svg:x2="3.7cm" svg:y2="7cm">
          <text:p text:style-name="P9"/>
        </draw:line>
        <draw:line draw:style-name="gr4" draw:text-style-name="P4" draw:layer="layout" svg:x1="3.7cm" svg:y1="8cm" svg:x2="8.7cm" svg:y2="8cm">
          <text:p text:style-name="P9"/>
        </draw:line>
        <draw:line draw:style-name="gr4" draw:text-style-name="P4" draw:layer="layout" svg:x1="8.7cm" svg:y1="9cm" svg:x2="3.7cm" svg:y2="9cm">
          <text:p text:style-name="P9"/>
        </draw:line>
        <draw:frame draw:style-name="gr5" draw:text-style-name="P3" draw:layer="layout" svg:width="2.344cm" svg:height="0.725cm" svg:x="5.1cm" svg:y="3.3cm">
          <draw:text-box>
            <text:p text:style-name="P1"><text:span text:style-name="T1">index.php</text:span></text:p>
          </draw:text-box>
        </draw:frame>
        <draw:frame draw:style-name="gr6" draw:text-style-name="P6" draw:layer="layout" svg:width="3.529cm" svg:height="0.725cm" svg:x="4.587cm" svg:y="4.2cm">
          <draw:text-box>
            <text:p text:style-name="P5"><text:span text:style-name="T2">307</text:span><text:span text:style-name="T3"> to login.php</text:span></text:p>
          </draw:text-box>
        </draw:frame>
        <draw:frame draw:style-name="gr5" draw:text-style-name="P8" draw:layer="layout" svg:width="3.495cm" svg:height="0.725cm" svg:x="4.4cm" svg:y="5.2cm">
          <draw:text-box>
            <text:p text:style-name="P7"><text:span text:style-name="T3">POST login.php</text:span></text:p>
          </draw:text-box>
        </draw:frame>
        <draw:frame draw:style-name="gr6" draw:text-style-name="P6" draw:layer="layout" svg:width="3.647cm" svg:height="0.725cm" svg:x="4.588cm" svg:y="6.701cm">
          <draw:text-box>
            <text:p text:style-name="P5"><text:span text:style-name="T2">307</text:span><text:span text:style-name="T3"> to index.php</text:span></text:p>
          </draw:text-box>
        </draw:frame>
        <draw:frame draw:style-name="gr6" draw:text-style-name="P8" draw:layer="layout" svg:width="2.344cm" svg:height="0.725cm" svg:x="5.1cm" svg:y="7.676cm">
          <draw:text-box>
            <text:p text:style-name="P7"><text:span text:style-name="T3">index.php</text:span></text:p>
          </draw:text-box>
        </draw:frame>
        <draw:frame draw:style-name="gr5" draw:text-style-name="P8" draw:layer="layout" svg:width="1.213cm" svg:height="0.725cm" svg:x="5.287cm" svg:y="8.7cm">
          <draw:text-box>
            <text:p text:style-name="P7"><text:span text:style-name="T2">200</text:span></text:p>
          </draw:text-box>
        </draw:frame>
        <draw:custom-shape draw:style-name="gr7" draw:text-style-name="P3" draw:layer="layout" svg:width="3cm" svg:height="0.5cm" svg:x="7.2cm" svg:y="6.1cm">
          <text:p text:style-name="P1"><text:span text:style-name="T1">Authenticat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4.5cm" svg:height="1.5cm" svg:x="1.5cm" svg:y="1.5cm">
          <text:p text:style-name="P1"><text:span text:style-name="T1">Client</text:span></text:p>
          <text:p text:style-name="P1"><text:span text:style-name="T1">Brow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.5cm" svg:height="1.5cm" svg:x="6.5cm" svg:y="1.5cm">
          <text:p text:style-name="P1"><text:span text:style-name="T1">Broker</text:span></text:p>
          <text:p text:style-name="P1"><text:span text:style-name="T1">sso-alex.adaniels.n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4.5cm" svg:height="1.5cm" svg:x="11.5cm" svg:y="1.5cm">
          <text:p text:style-name="P1"><text:span text:style-name="T1">Server</text:span></text:p>
          <text:p text:style-name="P1"><text:span text:style-name="T1">sso-server.adaniels.n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3.7cm" svg:y1="3cm" svg:x2="3.7cm" svg:y2="17cm">
          <text:p text:style-name="P9"/>
        </draw:line>
        <draw:line draw:style-name="gr2" draw:text-style-name="P4" draw:layer="layout" svg:x1="8.7cm" svg:y1="3cm" svg:x2="8.7cm" svg:y2="17cm">
          <text:p text:style-name="P9"/>
        </draw:line>
        <draw:line draw:style-name="gr2" draw:text-style-name="P4" draw:layer="layout" svg:x1="13.7cm" svg:y1="3cm" svg:x2="13.7cm" svg:y2="17cm">
          <text:p text:style-name="P9"/>
        </draw:line>
        <draw:line draw:style-name="gr3" draw:text-style-name="P2" draw:layer="layout" svg:x1="3.7cm" svg:y1="3.7cm" svg:x2="8.7cm" svg:y2="3.7cm">
          <text:p text:style-name="P9"/>
        </draw:line>
        <draw:line draw:style-name="gr3" draw:text-style-name="P2" draw:layer="layout" svg:x1="8.7cm" svg:y1="4.6cm" svg:x2="3.7cm" svg:y2="4.6cm">
          <text:p text:style-name="P9"/>
        </draw:line>
        <draw:line draw:style-name="gr4" draw:text-style-name="P4" draw:layer="layout" svg:x1="13.7cm" svg:y1="6.5cm" svg:x2="3.7cm" svg:y2="6.5cm">
          <text:p text:style-name="P9"/>
        </draw:line>
        <draw:line draw:style-name="gr4" draw:text-style-name="P4" draw:layer="layout" svg:x1="3.7cm" svg:y1="5.5cm" svg:x2="13.7cm" svg:y2="5.5cm">
          <text:p text:style-name="P9"/>
        </draw:line>
        <draw:line draw:style-name="gr4" draw:text-style-name="P4" draw:layer="layout" svg:x1="3.7cm" svg:y1="7.5cm" svg:x2="8.7cm" svg:y2="7.5cm">
          <text:p text:style-name="P9"/>
        </draw:line>
        <draw:line draw:style-name="gr4" draw:text-style-name="P4" draw:layer="layout" svg:x1="8.7cm" svg:y1="9.4cm" svg:x2="3.7cm" svg:y2="9.4cm">
          <text:p text:style-name="P9"/>
        </draw:line>
        <draw:line draw:style-name="gr4" draw:text-style-name="P4" draw:layer="layout" svg:x1="3.7cm" svg:y1="10.4cm" svg:x2="8.7cm" svg:y2="10.4cm">
          <text:p text:style-name="P9"/>
        </draw:line>
        <draw:line draw:style-name="gr4" draw:text-style-name="P4" draw:layer="layout" svg:x1="13.7cm" svg:y1="8.9cm" svg:x2="8.7cm" svg:y2="8.9cm">
          <text:p text:style-name="P9"/>
        </draw:line>
        <draw:line draw:style-name="gr4" draw:text-style-name="P4" draw:layer="layout" svg:x1="8.7cm" svg:y1="13.1cm" svg:x2="3.7cm" svg:y2="13.1cm">
          <text:p text:style-name="P9"/>
        </draw:line>
        <draw:line draw:style-name="gr4" draw:text-style-name="P4" draw:layer="layout" svg:x1="3.7cm" svg:y1="14.2cm" svg:x2="8.7cm" svg:y2="14.2cm">
          <text:p text:style-name="P9"/>
        </draw:line>
        <draw:line draw:style-name="gr4" draw:text-style-name="P4" draw:layer="layout" svg:x1="8.7cm" svg:y1="14.7cm" svg:x2="13.7cm" svg:y2="14.7cm">
          <text:p text:style-name="P9"/>
        </draw:line>
        <draw:line draw:style-name="gr4" draw:text-style-name="P4" draw:layer="layout" svg:x1="13.7cm" svg:y1="15.7cm" svg:x2="8.7cm" svg:y2="15.7cm">
          <text:p text:style-name="P9"/>
        </draw:line>
        <draw:line draw:style-name="gr4" draw:text-style-name="P4" draw:layer="layout" svg:x1="8.7cm" svg:y1="16.2cm" svg:x2="3.7cm" svg:y2="16.2cm">
          <text:p text:style-name="P9"/>
        </draw:line>
        <draw:frame draw:style-name="gr5" draw:text-style-name="P3" draw:layer="layout" svg:width="2.344cm" svg:height="0.725cm" svg:x="5.1cm" svg:y="3.3cm">
          <draw:text-box>
            <text:p text:style-name="P1"><text:span text:style-name="T1">index.php</text:span></text:p>
          </draw:text-box>
        </draw:frame>
        <draw:frame draw:style-name="gr5" draw:text-style-name="P6" draw:layer="layout" svg:width="4.257cm" svg:height="0.725cm" svg:x="4.224cm" svg:y="4.275cm">
          <draw:text-box>
            <text:p text:style-name="P5"><text:span text:style-name="T2">307</text:span><text:span text:style-name="T3"> to server attach</text:span></text:p>
          </draw:text-box>
        </draw:frame>
        <draw:frame draw:style-name="gr6" draw:text-style-name="P10" draw:layer="layout" svg:width="5.011cm" svg:height="0.725cm" svg:x="6.1cm" svg:y="5.175cm">
          <draw:text-box>
            <text:p text:style-name="P9"><text:span text:style-name="T1">attach with broker token</text:span></text:p>
          </draw:text-box>
        </draw:frame>
        <draw:frame draw:style-name="gr6" draw:text-style-name="P6" draw:layer="layout" svg:width="3.757cm" svg:height="0.725cm" svg:x="6.754cm" svg:y="6.2cm">
          <draw:text-box>
            <text:p text:style-name="P5"><text:span text:style-name="T2">307</text:span><text:span text:style-name="T3"> to original url</text:span></text:p>
          </draw:text-box>
        </draw:frame>
        <draw:frame draw:style-name="gr6" draw:text-style-name="P8" draw:layer="layout" svg:width="2.344cm" svg:height="0.725cm" svg:x="5.1cm" svg:y="7.175cm">
          <draw:text-box>
            <text:p text:style-name="P7"><text:span text:style-name="T3">index.php</text:span></text:p>
          </draw:text-box>
        </draw:frame>
        <draw:frame draw:style-name="gr6" draw:text-style-name="P6" draw:layer="layout" svg:width="3.529cm" svg:height="0.725cm" svg:x="4.587cm" svg:y="9.1cm">
          <draw:text-box>
            <text:p text:style-name="P5"><text:span text:style-name="T2">307</text:span><text:span text:style-name="T3"> to login.php</text:span></text:p>
          </draw:text-box>
        </draw:frame>
        <draw:frame draw:style-name="gr5" draw:text-style-name="P8" draw:layer="layout" svg:width="3.495cm" svg:height="0.725cm" svg:x="4.4cm" svg:y="10.1cm">
          <draw:text-box>
            <text:p text:style-name="P7"><text:span text:style-name="T3">POST login.php</text:span></text:p>
          </draw:text-box>
        </draw:frame>
        <draw:line draw:style-name="gr4" draw:text-style-name="P4" draw:layer="layout" svg:x1="8.7cm" svg:y1="7.901cm" svg:x2="13.7cm" svg:y2="7.901cm">
          <text:p text:style-name="P9"/>
        </draw:line>
        <draw:frame draw:style-name="gr6" draw:text-style-name="P8" draw:layer="layout" svg:width="2.843cm" svg:height="0.725cm" svg:x="9.505cm" svg:y="7.576cm">
          <draw:text-box>
            <text:p text:style-name="P7"><text:span text:style-name="T3">get user info</text:span></text:p>
          </draw:text-box>
        </draw:frame>
        <draw:frame draw:style-name="gr5" draw:text-style-name="P8" draw:layer="layout" svg:width="3.524cm" svg:height="0.725cm" svg:x="9.506cm" svg:y="8.577cm">
          <draw:text-box>
            <text:p text:style-name="P7"><text:span text:style-name="T2">401</text:span><text:span text:style-name="T3"> not lgged in</text:span></text:p>
          </draw:text-box>
        </draw:frame>
        <draw:line draw:style-name="gr4" draw:text-style-name="P4" draw:layer="layout" svg:x1="13.7cm" svg:y1="12.601cm" svg:x2="8.7cm" svg:y2="12.601cm">
          <text:p text:style-name="P9"/>
        </draw:line>
        <draw:frame draw:style-name="gr6" draw:text-style-name="P8" draw:layer="layout" svg:width="1.213cm" svg:height="0.725cm" svg:x="10.506cm" svg:y="12.278cm">
          <draw:text-box>
            <text:p text:style-name="P7"><text:span text:style-name="T2">200</text:span></text:p>
          </draw:text-box>
        </draw:frame>
        <draw:frame draw:style-name="gr6" draw:text-style-name="P6" draw:layer="layout" svg:width="3.647cm" svg:height="0.725cm" svg:x="4.588cm" svg:y="12.801cm">
          <draw:text-box>
            <text:p text:style-name="P5"><text:span text:style-name="T2">307</text:span><text:span text:style-name="T3"> to index.php</text:span></text:p>
          </draw:text-box>
        </draw:frame>
        <draw:frame draw:style-name="gr6" draw:text-style-name="P8" draw:layer="layout" svg:width="2.344cm" svg:height="0.725cm" svg:x="5.1cm" svg:y="13.876cm">
          <draw:text-box>
            <text:p text:style-name="P7"><text:span text:style-name="T3">index.php</text:span></text:p>
          </draw:text-box>
        </draw:frame>
        <draw:frame draw:style-name="gr6" draw:text-style-name="P8" draw:layer="layout" svg:width="2.966cm" svg:height="0.725cm" svg:x="9.607cm" svg:y="15.377cm">
          <draw:text-box>
            <text:p text:style-name="P7"><text:span text:style-name="T2">200</text:span><text:span text:style-name="T3"> user info</text:span></text:p>
          </draw:text-box>
        </draw:frame>
        <draw:frame draw:style-name="gr5" draw:text-style-name="P8" draw:layer="layout" svg:width="1.213cm" svg:height="0.725cm" svg:x="5.587cm" svg:y="15.9cm">
          <draw:text-box>
            <text:p text:style-name="P7"><text:span text:style-name="T2">200</text:span></text:p>
          </draw:text-box>
        </draw:frame>
        <draw:custom-shape draw:style-name="gr7" draw:text-style-name="P3" draw:layer="layout" svg:width="3cm" svg:height="0.5cm" svg:x="12.2cm" svg:y="11.6cm">
          <text:p text:style-name="P1"><text:span text:style-name="T1">Authenticat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7cm" svg:y1="10.9cm" svg:x2="13.7cm" svg:y2="10.9cm">
          <text:p text:style-name="P9"/>
        </draw:line>
        <draw:frame draw:style-name="gr6" draw:text-style-name="P8" draw:layer="layout" svg:width="1.395cm" svg:height="0.725cm" svg:x="10.305cm" svg:y="10.575cm">
          <draw:text-box>
            <text:p text:style-name="P7"><text:span text:style-name="T3">login</text:span></text:p>
          </draw:text-box>
        </draw:frame>
        <draw:frame draw:style-name="gr6" draw:text-style-name="P8" draw:layer="layout" svg:width="2.843cm" svg:height="0.725cm" svg:x="9.506cm" svg:y="14.377cm">
          <draw:text-box>
            <text:p text:style-name="P7"><text:span text:style-name="T3">get user info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2" draw:layer="layout" svg:width="4.5cm" svg:height="1.5cm" svg:x="1.5cm" svg:y="1.5cm">
          <text:p text:style-name="P1"><text:span text:style-name="T1">Client</text:span></text:p>
          <text:p text:style-name="P1"><text:span text:style-name="T1">Brow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.5cm" svg:height="1.5cm" svg:x="6.5cm" svg:y="1.5cm">
          <text:p text:style-name="P1"><text:span text:style-name="T1">Broker</text:span></text:p>
          <text:p text:style-name="P1"><text:span text:style-name="T1">sso-binck.jasny.ne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4.5cm" svg:height="1.5cm" svg:x="11.5cm" svg:y="1.5cm">
          <text:p text:style-name="P1"><text:span text:style-name="T1">Server</text:span></text:p>
          <text:p text:style-name="P1"><text:span text:style-name="T1">sso-server.adaniels.n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3.7cm" svg:y1="3cm" svg:x2="3.7cm" svg:y2="13cm">
          <text:p text:style-name="P9"/>
        </draw:line>
        <draw:line draw:style-name="gr2" draw:text-style-name="P4" draw:layer="layout" svg:x1="8.7cm" svg:y1="3cm" svg:x2="8.7cm" svg:y2="13cm">
          <text:p text:style-name="P9"/>
        </draw:line>
        <draw:line draw:style-name="gr2" draw:text-style-name="P4" draw:layer="layout" svg:x1="13.7cm" svg:y1="3cm" svg:x2="13.7cm" svg:y2="13cm">
          <text:p text:style-name="P9"/>
        </draw:line>
        <draw:line draw:style-name="gr3" draw:text-style-name="P2" draw:layer="layout" svg:x1="3.7cm" svg:y1="3.7cm" svg:x2="8.7cm" svg:y2="3.7cm">
          <text:p text:style-name="P9"/>
        </draw:line>
        <draw:line draw:style-name="gr3" draw:text-style-name="P2" draw:layer="layout" svg:x1="8.7cm" svg:y1="4.6cm" svg:x2="3.7cm" svg:y2="4.6cm">
          <text:p text:style-name="P9"/>
        </draw:line>
        <draw:line draw:style-name="gr4" draw:text-style-name="P4" draw:layer="layout" svg:x1="13.7cm" svg:y1="6.5cm" svg:x2="3.7cm" svg:y2="6.5cm">
          <text:p text:style-name="P9"/>
        </draw:line>
        <draw:line draw:style-name="gr4" draw:text-style-name="P4" draw:layer="layout" svg:x1="3.7cm" svg:y1="5.5cm" svg:x2="13.7cm" svg:y2="5.5cm">
          <text:p text:style-name="P9"/>
        </draw:line>
        <draw:line draw:style-name="gr4" draw:text-style-name="P4" draw:layer="layout" svg:x1="3.7cm" svg:y1="7.5cm" svg:x2="8.7cm" svg:y2="7.5cm">
          <text:p text:style-name="P9"/>
        </draw:line>
        <draw:line draw:style-name="gr4" draw:text-style-name="P4" draw:layer="layout" svg:x1="13.7cm" svg:y1="8.9cm" svg:x2="8.7cm" svg:y2="8.9cm">
          <text:p text:style-name="P9"/>
        </draw:line>
        <draw:line draw:style-name="gr4" draw:text-style-name="P4" draw:layer="layout" svg:x1="8.7cm" svg:y1="9.4cm" svg:x2="3.7cm" svg:y2="9.4cm">
          <text:p text:style-name="P9"/>
        </draw:line>
        <draw:frame draw:style-name="gr5" draw:text-style-name="P3" draw:layer="layout" svg:width="2.344cm" svg:height="0.725cm" svg:x="5.1cm" svg:y="3.3cm">
          <draw:text-box>
            <text:p text:style-name="P1"><text:span text:style-name="T1">index.php</text:span></text:p>
          </draw:text-box>
        </draw:frame>
        <draw:frame draw:style-name="gr5" draw:text-style-name="P6" draw:layer="layout" svg:width="4.257cm" svg:height="0.725cm" svg:x="4.224cm" svg:y="4.275cm">
          <draw:text-box>
            <text:p text:style-name="P5"><text:span text:style-name="T2">307</text:span><text:span text:style-name="T3"> to server attach</text:span></text:p>
          </draw:text-box>
        </draw:frame>
        <draw:frame draw:style-name="gr6" draw:text-style-name="P10" draw:layer="layout" svg:width="5.011cm" svg:height="0.725cm" svg:x="6.1cm" svg:y="5.175cm">
          <draw:text-box>
            <text:p text:style-name="P9"><text:span text:style-name="T1">attach with broker token</text:span></text:p>
          </draw:text-box>
        </draw:frame>
        <draw:frame draw:style-name="gr6" draw:text-style-name="P6" draw:layer="layout" svg:width="3.757cm" svg:height="0.725cm" svg:x="6.754cm" svg:y="6.2cm">
          <draw:text-box>
            <text:p text:style-name="P5"><text:span text:style-name="T2">307</text:span><text:span text:style-name="T3"> to original url</text:span></text:p>
          </draw:text-box>
        </draw:frame>
        <draw:frame draw:style-name="gr6" draw:text-style-name="P8" draw:layer="layout" svg:width="2.344cm" svg:height="0.725cm" svg:x="5.1cm" svg:y="7.175cm">
          <draw:text-box>
            <text:p text:style-name="P7"><text:span text:style-name="T3">index.php</text:span></text:p>
          </draw:text-box>
        </draw:frame>
        <draw:line draw:style-name="gr4" draw:text-style-name="P4" draw:layer="layout" svg:x1="8.7cm" svg:y1="7.901cm" svg:x2="13.7cm" svg:y2="7.901cm">
          <text:p text:style-name="P9"/>
        </draw:line>
        <draw:frame draw:style-name="gr6" draw:text-style-name="P8" draw:layer="layout" svg:width="2.843cm" svg:height="0.725cm" svg:x="9.505cm" svg:y="7.576cm">
          <draw:text-box>
            <text:p text:style-name="P7"><text:span text:style-name="T3">get user info</text:span></text:p>
          </draw:text-box>
        </draw:frame>
        <draw:frame draw:style-name="gr6" draw:text-style-name="P8" draw:layer="layout" svg:width="2.966cm" svg:height="0.725cm" svg:x="9.607cm" svg:y="8.577cm">
          <draw:text-box>
            <text:p text:style-name="P7"><text:span text:style-name="T2">200</text:span><text:span text:style-name="T3"> user info</text:span></text:p>
          </draw:text-box>
        </draw:frame>
        <draw:frame draw:style-name="gr5" draw:text-style-name="P8" draw:layer="layout" svg:width="1.213cm" svg:height="0.725cm" svg:x="5.587cm" svg:y="9.1cm">
          <draw:text-box>
            <text:p text:style-name="P7"><text:span text:style-name="T2">200</text:span></text:p>
          </draw:text-box>
        </draw:frame>
        <draw:line draw:style-name="gr4" draw:text-style-name="P4" draw:layer="layout" svg:x1="3.7cm" svg:y1="10.4cm" svg:x2="8.7cm" svg:y2="10.4cm">
          <text:p text:style-name="P9"/>
        </draw:line>
        <draw:line draw:style-name="gr4" draw:text-style-name="P4" draw:layer="layout" svg:x1="13.7cm" svg:y1="11.8cm" svg:x2="8.7cm" svg:y2="11.8cm">
          <text:p text:style-name="P9"/>
        </draw:line>
        <draw:line draw:style-name="gr4" draw:text-style-name="P4" draw:layer="layout" svg:x1="8.7cm" svg:y1="12.3cm" svg:x2="3.7cm" svg:y2="12.3cm">
          <text:p text:style-name="P9"/>
        </draw:line>
        <draw:frame draw:style-name="gr6" draw:text-style-name="P8" draw:layer="layout" svg:width="1.658cm" svg:height="0.725cm" svg:x="5.4cm" svg:y="10.075cm">
          <draw:text-box>
            <text:p text:style-name="P7"><text:span text:style-name="T3">logout</text:span></text:p>
          </draw:text-box>
        </draw:frame>
        <draw:line draw:style-name="gr4" draw:text-style-name="P4" draw:layer="layout" svg:x1="8.7cm" svg:y1="10.801cm" svg:x2="13.7cm" svg:y2="10.801cm">
          <text:p text:style-name="P9"/>
        </draw:line>
        <draw:frame draw:style-name="gr6" draw:text-style-name="P8" draw:layer="layout" svg:width="1.658cm" svg:height="0.725cm" svg:x="10.205cm" svg:y="10.476cm">
          <draw:text-box>
            <text:p text:style-name="P7"><text:span text:style-name="T3">logout</text:span></text:p>
          </draw:text-box>
        </draw:frame>
        <draw:frame draw:style-name="gr6" draw:text-style-name="P8" draw:layer="layout" svg:width="1.213cm" svg:height="0.725cm" svg:x="10.507cm" svg:y="11.477cm">
          <draw:text-box>
            <text:p text:style-name="P7"><text:span text:style-name="T2">200</text:span></text:p>
          </draw:text-box>
        </draw:frame>
        <draw:frame draw:style-name="gr5" draw:text-style-name="P8" draw:layer="layout" svg:width="3.529cm" svg:height="0.725cm" svg:x="4.687cm" svg:y="12cm">
          <draw:text-box>
            <text:p text:style-name="P7"><text:span text:style-name="T2">307</text:span><text:span text:style-name="T3"> to login.php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2" draw:layer="layout" svg:width="4.5cm" svg:height="1.5cm" svg:x="1.5cm" svg:y="1.5cm">
          <text:p text:style-name="P1"><text:span text:style-name="T1">Client</text:span></text:p>
          <text:p text:style-name="P1"><text:span text:style-name="T1">Browser / JP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.5cm" svg:height="1.5cm" svg:x="6.5cm" svg:y="1.5cm">
          <text:p text:style-name="P1"><text:span text:style-name="T1">Broker</text:span></text:p>
          <text:p text:style-name="P1"><text:span text:style-name="T1">sso-ajax.adaniels.n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4.5cm" svg:height="1.5cm" svg:x="11.5cm" svg:y="1.5cm">
          <text:p text:style-name="P1"><text:span text:style-name="T1">Server</text:span></text:p>
          <text:p text:style-name="P1"><text:span text:style-name="T1">sso-server.adaniels.n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3.7cm" svg:y1="3cm" svg:x2="3.7cm" svg:y2="19.5cm">
          <text:p text:style-name="P9"/>
        </draw:line>
        <draw:line draw:style-name="gr2" draw:text-style-name="P4" draw:layer="layout" svg:x1="8.7cm" svg:y1="3cm" svg:x2="8.7cm" svg:y2="19.5cm">
          <text:p text:style-name="P9"/>
        </draw:line>
        <draw:line draw:style-name="gr2" draw:text-style-name="P4" draw:layer="layout" svg:x1="13.7cm" svg:y1="3cm" svg:x2="13.7cm" svg:y2="19.5cm">
          <text:p text:style-name="P9"/>
        </draw:line>
        <draw:line draw:style-name="gr3" draw:text-style-name="P2" draw:layer="layout" svg:x1="3.7cm" svg:y1="5.2cm" svg:x2="8.7cm" svg:y2="5.2cm">
          <text:p text:style-name="P9"/>
        </draw:line>
        <draw:line draw:style-name="gr3" draw:text-style-name="P2" draw:layer="layout" svg:x1="8.7cm" svg:y1="6.1cm" svg:x2="3.7cm" svg:y2="6.1cm">
          <text:p text:style-name="P9"/>
        </draw:line>
        <draw:line draw:style-name="gr4" draw:text-style-name="P4" draw:layer="layout" svg:x1="13.7cm" svg:y1="8.5cm" svg:x2="3.7cm" svg:y2="8.5cm">
          <text:p text:style-name="P9"/>
        </draw:line>
        <draw:line draw:style-name="gr4" draw:text-style-name="P4" draw:layer="layout" svg:x1="3.7cm" svg:y1="7cm" svg:x2="13.7cm" svg:y2="7cm">
          <text:p text:style-name="P9"/>
        </draw:line>
        <draw:line draw:style-name="gr4" draw:text-style-name="P4" draw:layer="layout" svg:x1="3.7cm" svg:y1="10.2cm" svg:x2="8.7cm" svg:y2="10.2cm">
          <text:p text:style-name="P9"/>
        </draw:line>
        <draw:line draw:style-name="gr4" draw:text-style-name="P4" draw:layer="layout" svg:x1="8.7cm" svg:y1="12.1cm" svg:x2="3.7cm" svg:y2="12.1cm">
          <text:p text:style-name="P9"/>
        </draw:line>
        <draw:line draw:style-name="gr4" draw:text-style-name="P4" draw:layer="layout" svg:x1="3.7cm" svg:y1="13.1cm" svg:x2="8.7cm" svg:y2="13.1cm">
          <text:p text:style-name="P9"/>
        </draw:line>
        <draw:line draw:style-name="gr4" draw:text-style-name="P4" draw:layer="layout" svg:x1="13.7cm" svg:y1="11.6cm" svg:x2="8.7cm" svg:y2="11.6cm">
          <text:p text:style-name="P9"/>
        </draw:line>
        <draw:line draw:style-name="gr4" draw:text-style-name="P4" draw:layer="layout" svg:x1="8.7cm" svg:y1="15.8cm" svg:x2="3.7cm" svg:y2="15.8cm">
          <text:p text:style-name="P9"/>
        </draw:line>
        <draw:line draw:style-name="gr4" draw:text-style-name="P4" draw:layer="layout" svg:x1="3.7cm" svg:y1="16.9cm" svg:x2="8.7cm" svg:y2="16.9cm">
          <text:p text:style-name="P9"/>
        </draw:line>
        <draw:line draw:style-name="gr4" draw:text-style-name="P4" draw:layer="layout" svg:x1="8.7cm" svg:y1="17.4cm" svg:x2="13.7cm" svg:y2="17.4cm">
          <text:p text:style-name="P9"/>
        </draw:line>
        <draw:line draw:style-name="gr4" draw:text-style-name="P4" draw:layer="layout" svg:x1="13.7cm" svg:y1="18.4cm" svg:x2="8.7cm" svg:y2="18.4cm">
          <text:p text:style-name="P9"/>
        </draw:line>
        <draw:line draw:style-name="gr4" draw:text-style-name="P4" draw:layer="layout" svg:x1="8.7cm" svg:y1="18.9cm" svg:x2="3.7cm" svg:y2="18.9cm">
          <text:p text:style-name="P9"/>
        </draw:line>
        <draw:frame draw:style-name="gr5" draw:text-style-name="P3" draw:layer="layout" svg:width="2.957cm" svg:height="0.725cm" svg:x="4.8cm" svg:y="4.8cm">
          <draw:text-box>
            <text:p text:style-name="P1"><text:span text:style-name="T1">get attach url</text:span></text:p>
          </draw:text-box>
        </draw:frame>
        <draw:frame draw:style-name="gr5" draw:text-style-name="P6" draw:layer="layout" svg:width="3.08cm" svg:height="0.725cm" svg:x="4.824cm" svg:y="5.775cm">
          <draw:text-box>
            <text:p text:style-name="P5"><text:span text:style-name="T2">200</text:span><text:span text:style-name="T3"> attach url</text:span></text:p>
          </draw:text-box>
        </draw:frame>
        <draw:frame draw:style-name="gr6" draw:text-style-name="P10" draw:layer="layout" svg:width="5.011cm" svg:height="0.725cm" svg:x="6.1cm" svg:y="6.675cm">
          <draw:text-box>
            <text:p text:style-name="P9"><text:span text:style-name="T1">attach with broker token</text:span></text:p>
          </draw:text-box>
        </draw:frame>
        <draw:frame draw:style-name="gr6" draw:text-style-name="P6" draw:layer="layout" svg:width="3.283cm" svg:height="0.725cm" svg:x="6.754cm" svg:y="8.2cm">
          <draw:text-box>
            <text:p text:style-name="P5"><text:span text:style-name="T2">200</text:span><text:span text:style-name="T3"> empty.png</text:span></text:p>
          </draw:text-box>
        </draw:frame>
        <draw:frame draw:style-name="gr6" draw:text-style-name="P8" draw:layer="layout" svg:width="2.843cm" svg:height="0.725cm" svg:x="4.8cm" svg:y="9.875cm">
          <draw:text-box>
            <text:p text:style-name="P7"><text:span text:style-name="T3">get user info</text:span></text:p>
          </draw:text-box>
        </draw:frame>
        <draw:frame draw:style-name="gr6" draw:text-style-name="P6" draw:layer="layout" svg:width="3.761cm" svg:height="0.725cm" svg:x="4.487cm" svg:y="11.8cm">
          <draw:text-box>
            <text:p text:style-name="P5"><text:span text:style-name="T2">401</text:span><text:span text:style-name="T3"> not logged in</text:span></text:p>
          </draw:text-box>
        </draw:frame>
        <draw:frame draw:style-name="gr5" draw:text-style-name="P8" draw:layer="layout" svg:width="1.395cm" svg:height="0.725cm" svg:x="5.5cm" svg:y="12.8cm">
          <draw:text-box>
            <text:p text:style-name="P7"><text:span text:style-name="T3">login</text:span></text:p>
          </draw:text-box>
        </draw:frame>
        <draw:line draw:style-name="gr4" draw:text-style-name="P4" draw:layer="layout" svg:x1="8.7cm" svg:y1="10.601cm" svg:x2="13.7cm" svg:y2="10.601cm">
          <text:p text:style-name="P9"/>
        </draw:line>
        <draw:frame draw:style-name="gr6" draw:text-style-name="P8" draw:layer="layout" svg:width="2.843cm" svg:height="0.725cm" svg:x="9.505cm" svg:y="10.276cm">
          <draw:text-box>
            <text:p text:style-name="P7"><text:span text:style-name="T3">get user info</text:span></text:p>
          </draw:text-box>
        </draw:frame>
        <draw:frame draw:style-name="gr5" draw:text-style-name="P8" draw:layer="layout" svg:width="3.761cm" svg:height="0.725cm" svg:x="9.506cm" svg:y="11.277cm">
          <draw:text-box>
            <text:p text:style-name="P7"><text:span text:style-name="T2">401</text:span><text:span text:style-name="T3"> not logged in</text:span></text:p>
          </draw:text-box>
        </draw:frame>
        <draw:line draw:style-name="gr4" draw:text-style-name="P4" draw:layer="layout" svg:x1="13.7cm" svg:y1="15.301cm" svg:x2="8.7cm" svg:y2="15.301cm">
          <text:p text:style-name="P9"/>
        </draw:line>
        <draw:frame draw:style-name="gr6" draw:text-style-name="P8" draw:layer="layout" svg:width="1.213cm" svg:height="0.725cm" svg:x="10.506cm" svg:y="14.978cm">
          <draw:text-box>
            <text:p text:style-name="P7"><text:span text:style-name="T2">200</text:span></text:p>
          </draw:text-box>
        </draw:frame>
        <draw:frame draw:style-name="gr6" draw:text-style-name="P6" draw:layer="layout" svg:width="1.213cm" svg:height="0.725cm" svg:x="5.688cm" svg:y="15.501cm">
          <draw:text-box>
            <text:p text:style-name="P5"><text:span text:style-name="T1">200</text:span></text:p>
          </draw:text-box>
        </draw:frame>
        <draw:frame draw:style-name="gr6" draw:text-style-name="P8" draw:layer="layout" svg:width="2.843cm" svg:height="0.725cm" svg:x="4.7cm" svg:y="16.576cm">
          <draw:text-box>
            <text:p text:style-name="P7"><text:span text:style-name="T3">get user info</text:span></text:p>
          </draw:text-box>
        </draw:frame>
        <draw:frame draw:style-name="gr6" draw:text-style-name="P8" draw:layer="layout" svg:width="2.966cm" svg:height="0.725cm" svg:x="9.607cm" svg:y="18.077cm">
          <draw:text-box>
            <text:p text:style-name="P7"><text:span text:style-name="T2">200</text:span><text:span text:style-name="T3"> user info</text:span></text:p>
          </draw:text-box>
        </draw:frame>
        <draw:frame draw:style-name="gr5" draw:text-style-name="P8" draw:layer="layout" svg:width="2.966cm" svg:height="0.725cm" svg:x="4.787cm" svg:y="18.6cm">
          <draw:text-box>
            <text:p text:style-name="P7"><text:span text:style-name="T2">200 </text:span><text:span text:style-name="T3">user info</text:span></text:p>
          </draw:text-box>
        </draw:frame>
        <draw:custom-shape draw:style-name="gr7" draw:text-style-name="P3" draw:layer="layout" svg:width="3cm" svg:height="0.5cm" svg:x="12.2cm" svg:y="14.3cm">
          <text:p text:style-name="P1"><text:span text:style-name="T1">Authenticat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7cm" svg:y1="13.6cm" svg:x2="13.7cm" svg:y2="13.6cm">
          <text:p text:style-name="P9"/>
        </draw:line>
        <draw:frame draw:style-name="gr6" draw:text-style-name="P8" draw:layer="layout" svg:width="1.395cm" svg:height="0.725cm" svg:x="10.305cm" svg:y="13.275cm">
          <draw:text-box>
            <text:p text:style-name="P7"><text:span text:style-name="T3">login</text:span></text:p>
          </draw:text-box>
        </draw:frame>
        <draw:frame draw:style-name="gr6" draw:text-style-name="P8" draw:layer="layout" svg:width="2.843cm" svg:height="0.725cm" svg:x="9.506cm" svg:y="17.077cm">
          <draw:text-box>
            <text:p text:style-name="P7"><text:span text:style-name="T3">get user info</text:span></text:p>
          </draw:text-box>
        </draw:frame>
        <draw:custom-shape draw:style-name="gr7" draw:text-style-name="P3" draw:layer="layout" svg:width="3.9cm" svg:height="0.5cm" svg:x="1.8cm" svg:y="7.5cm">
          <text:p text:style-name="P1"><text:span text:style-name="T1">Wait for imag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4.5cm" svg:height="5.5cm" svg:x="1.5cm" svg:y="4cm">
          <text:p text:style-name="P9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1.2cm" svg:x="1.7cm" svg:y="3.4cm">
          <text:p text:style-name="P1"><text:span text:style-name="T1">no token cooki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rnold Daniels</meta:initial-creator>
    <meta:creation-date>2009-04-18T05:27:25</meta:creation-date>
    <dc:creator>Arnold Daniels</dc:creator>
    <dc:date>2009-04-18T06:32:44</dc:date>
    <meta:editing-cycles>13</meta:editing-cycles>
    <meta:editing-duration>PT1H5M20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